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art1</text:p>
          </table:table-cell>
          <table:table-cell office:value-type="string" calcext:value-type="string">
            <text:p>General Game Data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n pad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Description of dat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 ID</text:p>
          </table:table-cell>
          <table:table-cell office:value-type="string" calcext:value-type="string">
            <text:p>Cosmo</text:p>
          </table:table-cell>
          <table:table-cell table:formula="of:=VLOOKUP([.C3];[Players.$A$1:.$C$61];3;FALSE())" office:value-type="float" office:value="5" calcext:value-type="float">
            <text:p>5</text:p>
          </table:table-cell>
          <table:table-cell table:formula="of:=DEC2HEX([.D3])" office:value-type="string" office:string-value="5" calcext:value-type="string">
            <text:p>5</text:p>
          </table:table-cell>
          <table:table-cell table:formula="of:=DEC2BIN([.D3])" office:value-type="string" office:string-value="101" calcext:value-type="string">
            <text:p>101</text:p>
          </table:table-cell>
          <table:table-cell table:formula="of:=TEXT([.F3];&quot;00000000&quot;)" office:value-type="string" office:string-value="00000101" calcext:value-type="string">
            <text:p>00000101</text:p>
          </table:table-cell>
          <table:table-cell/>
          <table:table-cell office:value-type="string" calcext:value-type="string">
            <text:p>Part1</text:p>
          </table:table-cell>
          <table:table-cell table:formula="of:=CONCATENATE([.G3];[.G4];[.G5];[.G6];[.G7];[.G8];[.G9];[.G10];[.G11];[.G12];[.G13];[.G14];[.G16];[.G17])" office:value-type="string" office:string-value="000001010000001101100011000000100010110000000011000001010001011000001101000000000000000011000100" calcext:value-type="string">
            <text:p>00000101000000110110001100000010001011000000001100000101000101100000110100000000000000001100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am ID (see 2.3.1)</text:p>
          </table:table-cell>
          <table:table-cell office:value-type="string" calcext:value-type="string">
            <text:p>Yellow</text:p>
          </table:table-cell>
          <table:table-cell table:formula="of:=VLOOKUP([.C4];[Players.E1:.F5];2;FALSE())" office:value-type="float" office:value="3" calcext:value-type="float">
            <text:p>3</text:p>
          </table:table-cell>
          <table:table-cell table:formula="of:=DEC2HEX([.D4])" office:value-type="string" office:string-value="3" calcext:value-type="string">
            <text:p>3</text:p>
          </table:table-cell>
          <table:table-cell table:formula="of:=DEC2BIN([.D4])" office:value-type="string" office:string-value="11" calcext:value-type="string">
            <text:p>11</text:p>
          </table:table-cell>
          <table:table-cell table:formula="of:=TEXT([.F4];&quot;00000000&quot;)" office:value-type="string" office:string-value="00000011" calcext:value-type="string">
            <text:p>00000011</text:p>
          </table:table-cell>
          <table:table-cell/>
          <table:table-cell office:value-type="string" calcext:value-type="string">
            <text:p>Part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unds fired (lower byte)</text:p>
          </table:table-cell>
          <table:table-cell/>
          <table:table-cell office:value-type="float" office:value="99" calcext:value-type="float">
            <text:p>99</text:p>
          </table:table-cell>
          <table:table-cell table:formula="of:=DEC2HEX([.D5])" office:value-type="string" office:string-value="63" calcext:value-type="string">
            <text:p>63</text:p>
          </table:table-cell>
          <table:table-cell table:formula="of:=DEC2BIN([.D5])" office:value-type="string" office:string-value="1100011" calcext:value-type="string">
            <text:p>1100011</text:p>
          </table:table-cell>
          <table:table-cell table:formula="of:=TEXT([.F5];&quot;00000000&quot;)" office:value-type="string" office:string-value="01100011" calcext:value-type="string">
            <text:p>01100011</text:p>
          </table:table-cell>
          <table:table-cell/>
          <table:table-cell office:value-type="string" calcext:value-type="string">
            <text:p>Part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nds fired (upper byte)</text:p>
          </table:table-cell>
          <table:table-cell/>
          <table:table-cell office:value-type="float" office:value="2" calcext:value-type="float">
            <text:p>2</text:p>
          </table:table-cell>
          <table:table-cell table:formula="of:=DEC2HEX([.D6])" office:value-type="string" office:string-value="2" calcext:value-type="string">
            <text:p>2</text:p>
          </table:table-cell>
          <table:table-cell table:formula="of:=DEC2BIN([.D6])" office:value-type="string" office:string-value="10" calcext:value-type="string">
            <text:p>10</text:p>
          </table:table-cell>
          <table:table-cell table:formula="of:=TEXT([.F6];&quot;00000000&quot;)" office:value-type="string" office:string-value="00000010" calcext:value-type="string">
            <text:p>000000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tal hits (lower byte)</text:p>
          </table:table-cell>
          <table:table-cell/>
          <table:table-cell office:value-type="float" office:value="44" calcext:value-type="float">
            <text:p>44</text:p>
          </table:table-cell>
          <table:table-cell table:formula="of:=DEC2HEX([.D7])" office:value-type="string" office:string-value="2C" calcext:value-type="string">
            <text:p>2C</text:p>
          </table:table-cell>
          <table:table-cell table:formula="of:=DEC2BIN([.D7])" office:value-type="string" office:string-value="101100" calcext:value-type="string">
            <text:p>101100</text:p>
          </table:table-cell>
          <table:table-cell table:formula="of:=TEXT([.F7];&quot;00000000&quot;)" office:value-type="string" office:string-value="00101100" calcext:value-type="string">
            <text:p>001011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tal hits (upper byte)</text:p>
          </table:table-cell>
          <table:table-cell/>
          <table:table-cell office:value-type="float" office:value="3" calcext:value-type="float">
            <text:p>3</text:p>
          </table:table-cell>
          <table:table-cell table:formula="of:=DEC2HEX([.D8])" office:value-type="string" office:string-value="3" calcext:value-type="string">
            <text:p>3</text:p>
          </table:table-cell>
          <table:table-cell table:formula="of:=DEC2BIN([.D8])" office:value-type="string" office:string-value="11" calcext:value-type="string">
            <text:p>11</text:p>
          </table:table-cell>
          <table:table-cell table:formula="of:=TEXT([.F8];&quot;00000000&quot;)" office:value-type="string" office:string-value="00000011" calcext:value-type="string">
            <text:p>000000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Game time (minutes)</text:p>
          </table:table-cell>
          <table:table-cell/>
          <table:table-cell office:value-type="float" office:value="5" calcext:value-type="float">
            <text:p>5</text:p>
          </table:table-cell>
          <table:table-cell table:formula="of:=DEC2HEX([.D9])" office:value-type="string" office:string-value="5" calcext:value-type="string">
            <text:p>5</text:p>
          </table:table-cell>
          <table:table-cell table:formula="of:=DEC2BIN([.D9])" office:value-type="string" office:string-value="101" calcext:value-type="string">
            <text:p>101</text:p>
          </table:table-cell>
          <table:table-cell table:formula="of:=TEXT([.F9];&quot;00000000&quot;)" office:value-type="string" office:string-value="00000101" calcext:value-type="string">
            <text:p>000001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Game time (seconds)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HEX([.D10])" office:value-type="string" office:string-value="16" calcext:value-type="string">
            <text:p>16</text:p>
          </table:table-cell>
          <table:table-cell table:formula="of:=DEC2BIN([.D10])" office:value-type="string" office:string-value="10110" calcext:value-type="string">
            <text:p>10110</text:p>
          </table:table-cell>
          <table:table-cell table:formula="of:=TEXT([.F10];&quot;00000000&quot;)" office:value-type="string" office:string-value="00010110" calcext:value-type="string">
            <text:p>000101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Respawns</text:p>
          </table:table-cell>
          <table:table-cell/>
          <table:table-cell office:value-type="float" office:value="13" calcext:value-type="float">
            <text:p>13</text:p>
          </table:table-cell>
          <table:table-cell table:formula="of:=DEC2HEX([.D11])" office:value-type="string" office:string-value="D" calcext:value-type="string">
            <text:p>D</text:p>
          </table:table-cell>
          <table:table-cell table:formula="of:=DEC2BIN([.D11])" office:value-type="string" office:string-value="1101" calcext:value-type="string">
            <text:p>1101</text:p>
          </table:table-cell>
          <table:table-cell table:formula="of:=TEXT([.F11];&quot;00000000&quot;)" office:value-type="string" office:string-value="00001101" calcext:value-type="string">
            <text:p>0000110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Tagged out counter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D12])" office:value-type="string" office:string-value="0" calcext:value-type="string">
            <text:p>0</text:p>
          </table:table-cell>
          <table:table-cell table:formula="of:=DEC2BIN([.D12])" office:value-type="string" office:string-value="0" calcext:value-type="string">
            <text:p>0</text:p>
          </table:table-cell>
          <table:table-cell table:formula="of:=TEXT([.F12];&quot;00000000&quot;)" office:value-type="string" office:string-value="00000000" calcext:value-type="string">
            <text:p>000000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Flag counter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D13])" office:value-type="string" office:string-value="0" calcext:value-type="string">
            <text:p>0</text:p>
          </table:table-cell>
          <table:table-cell table:formula="of:=DEC2BIN([.D13])" office:value-type="string" office:string-value="0" calcext:value-type="string">
            <text:p>0</text:p>
          </table:table-cell>
          <table:table-cell table:formula="of:=TEXT([.F13];&quot;00000000&quot;)" office:value-type="string" office:string-value="00000000" calcext:value-type="string">
            <text:p>00000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Checksum (See 2.3.13)</text:p>
          </table:table-cell>
          <table:table-cell/>
          <table:table-cell table:formula="of:=MOD(SUM([.D3:.D13]);256)" office:value-type="float" office:value="196" calcext:value-type="float">
            <text:p>196</text:p>
          </table:table-cell>
          <table:table-cell table:formula="of:=DEC2HEX([.D14])" office:value-type="string" office:string-value="C4" calcext:value-type="string">
            <text:p>C4</text:p>
          </table:table-cell>
          <table:table-cell table:formula="of:=DEC2BIN([.D14])" office:value-type="string" office:string-value="11000100" calcext:value-type="string">
            <text:p>11000100</text:p>
          </table:table-cell>
          <table:table-cell table:formula="of:=TEXT([.F14];&quot;00000000&quot;)" office:value-type="string" office:string-value="11000100" calcext:value-type="string">
            <text:p>11000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2</text:p>
          </table:table-cell>
          <table:table-cell office:value-type="string" calcext:value-type="string">
            <text:p>Hits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</text:p>
          </table:table-cell>
          <table:table-cell table:formula="of:=ROUNDDOWN(RAND()*POWER(2;9))"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ker</text:p>
          </table:table-cell>
          <table:table-cell table:formula="of:=ROUNDDOWN(RAND()*POWER(2;9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ven</text:p>
          </table:table-cell>
          <table:table-cell table:formula="of:=ROUNDDOWN(RAND()*POWER(2;9))" office:value-type="float" office:value="446" calcext:value-type="float">
            <text:p>446</text:p>
          </table:table-cell>
          <table:table-cell table:number-columns-repeated="2"/>
          <table:table-cell office:value-type="string" calcext:value-type="string">
            <text:p>Part3</text:p>
          </table:table-cell>
          <table:table-cell office:value-type="string" calcext:value-type="string">
            <text:p>Friendly Fir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rge</text:p>
          </table:table-cell>
          <table:table-cell table:formula="of:=ROUNDDOWN(RAND()*POWER(2;9)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table:formula="of:=ROUNDDOWN(RAND()*POWER(2;9))"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smo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cko</text:p>
          </table:table-cell>
          <table:table-cell table:formula="of:=ROUNDDOWN(RAND()*POWER(2;9))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ze</text:p>
          </table:table-cell>
          <table:table-cell table:formula="of:=ROUNDDOWN(RAND()*POWER(2;9))"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o</text:p>
          </table:table-cell>
          <table:table-cell table:formula="of:=ROUNDDOWN(RAND()*POWER(2;9))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ry</text:p>
          </table:table-cell>
          <table:table-cell table:formula="of:=ROUNDDOWN(RAND()*POWER(2;9))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zor</text:p>
          </table:table-cell>
          <table:table-cell table:formula="of:=ROUNDDOWN(RAND()*POWER(2;9))"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zmo</text:p>
          </table:table-cell>
          <table:table-cell table:formula="of:=ROUNDDOWN(RAND()*POWER(2;9))"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mer</text:p>
          </table:table-cell>
          <table:table-cell table:formula="of:=ROUNDDOWN(RAND()*POWER(2;9))"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m</text:p>
          </table:table-cell>
          <table:table-cell table:formula="of:=ROUNDDOWN(RAND()*POWER(2;9))"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bit</text:p>
          </table:table-cell>
          <table:table-cell table:formula="of:=ROUNDDOWN(RAND()*POWER(2;9))"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</text:p>
          </table:table-cell>
          <table:table-cell table:formula="of:=ROUNDDOWN(RAND()*POWER(2;9))"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nin</text:p>
          </table:table-cell>
          <table:table-cell table:formula="of:=ROUNDDOWN(RAND()*POWER(2;9))"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cky</text:p>
          </table:table-cell>
          <table:table-cell table:formula="of:=ROUNDDOWN(RAND()*POWER(2;9))"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dar</text:p>
          </table:table-cell>
          <table:table-cell table:formula="of:=ROUNDDOWN(RAND()*POWER(2;9))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de</text:p>
          </table:table-cell>
          <table:table-cell table:formula="of:=ROUNDDOWN(RAND()*POWER(2;9))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nja</text:p>
          </table:table-cell>
          <table:table-cell table:formula="of:=ROUNDDOWN(RAND()*POWER(2;9))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gic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nzo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b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pp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bo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nak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di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in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Zeen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gs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pe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wel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i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oga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sh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ic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nom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ck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be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ush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bi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ixe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n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gu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ei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izmo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re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ze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gtM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vyMG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OOK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CK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ND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LYM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N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MB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K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&quot;Player&quot;&amp;[.A77]" office:value-type="string" office:string-value="Player60" calcext:value-type="string">
            <text:p>Player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&quot;Player&quot;&amp;[.A78]" office:value-type="string" office:string-value="Player61" calcext:value-type="string">
            <text:p>Player6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&quot;Player&quot;&amp;[.A79]" office:value-type="string" office:string-value="Player62" calcext:value-type="string">
            <text:p>Player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&quot;Player&quot;&amp;[.A80]" office:value-type="string" office:string-value="Player63" calcext:value-type="string">
            <text:p>Player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Player&quot;&amp;[.A81]" office:value-type="string" office:string-value="Player64" calcext:value-type="string">
            <text:p>Player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&quot;Player&quot;&amp;[.A82]" office:value-type="string" office:string-value="Player65" calcext:value-type="string">
            <text:p>Player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&quot;Player&quot;&amp;[.A83]" office:value-type="string" office:string-value="Player66" calcext:value-type="string">
            <text:p>Player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&quot;Player&quot;&amp;[.A84]" office:value-type="string" office:string-value="Player67" calcext:value-type="string">
            <text:p>Player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&quot;Player&quot;&amp;[.A85]" office:value-type="string" office:string-value="Player68" calcext:value-type="string">
            <text:p>Player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&quot;Player&quot;&amp;[.A86]" office:value-type="string" office:string-value="Player69" calcext:value-type="string">
            <text:p>Player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&quot;Player&quot;&amp;[.A87]" office:value-type="string" office:string-value="Player70" calcext:value-type="string">
            <text:p>Player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&quot;Player&quot;&amp;[.A88]" office:value-type="string" office:string-value="Player71" calcext:value-type="string">
            <text:p>Player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&quot;Player&quot;&amp;[.A89]" office:value-type="string" office:string-value="Player72" calcext:value-type="string">
            <text:p>Player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&quot;Player&quot;&amp;[.A90]" office:value-type="string" office:string-value="Player73" calcext:value-type="string">
            <text:p>Player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&quot;Player&quot;&amp;[.A91]" office:value-type="string" office:string-value="Player74" calcext:value-type="string">
            <text:p>Player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&quot;Player&quot;&amp;[.A92]" office:value-type="string" office:string-value="Player75" calcext:value-type="string">
            <text:p>Player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&quot;Player&quot;&amp;[.A93]" office:value-type="string" office:string-value="Player76" calcext:value-type="string">
            <text:p>Player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&quot;Player&quot;&amp;[.A94]" office:value-type="string" office:string-value="Player77" calcext:value-type="string">
            <text:p>Player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&quot;Player&quot;&amp;[.A95]" office:value-type="string" office:string-value="Player78" calcext:value-type="string">
            <text:p>Player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&quot;Player&quot;&amp;[.A96]" office:value-type="string" office:string-value="Player79" calcext:value-type="string">
            <text:p>Player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&quot;Player&quot;&amp;[.A97]" office:value-type="string" office:string-value="Player80" calcext:value-type="string">
            <text:p>Player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&quot;Player&quot;&amp;[.A98]" office:value-type="string" office:string-value="Player81" calcext:value-type="string">
            <text:p>Player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&quot;Player&quot;&amp;[.A99]" office:value-type="string" office:string-value="Player82" calcext:value-type="string">
            <text:p>Player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&quot;Player&quot;&amp;[.A100]" office:value-type="string" office:string-value="Player83" calcext:value-type="string">
            <text:p>Player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&quot;Player&quot;&amp;[.A101]" office:value-type="string" office:string-value="Player84" calcext:value-type="string">
            <text:p>Player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&quot;Player&quot;&amp;[.A102]" office:value-type="string" office:string-value="Player85" calcext:value-type="string">
            <text:p>Player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&quot;Player&quot;&amp;[.A103]" office:value-type="string" office:string-value="Player86" calcext:value-type="string">
            <text:p>Player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&quot;Player&quot;&amp;[.A104]" office:value-type="string" office:string-value="Player87" calcext:value-type="string">
            <text:p>Player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&quot;Player&quot;&amp;[.A105]" office:value-type="string" office:string-value="Player88" calcext:value-type="string">
            <text:p>Player8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&quot;Player&quot;&amp;[.A106]" office:value-type="string" office:string-value="Player89" calcext:value-type="string">
            <text:p>Player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&quot;Player&quot;&amp;[.A107]" office:value-type="string" office:string-value="Player90" calcext:value-type="string">
            <text:p>Player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&quot;Player&quot;&amp;[.A108]" office:value-type="string" office:string-value="Player91" calcext:value-type="string">
            <text:p>Player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&quot;Player&quot;&amp;[.A109]" office:value-type="string" office:string-value="Player92" calcext:value-type="string">
            <text:p>Player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&quot;Player&quot;&amp;[.A110]" office:value-type="string" office:string-value="Player93" calcext:value-type="string">
            <text:p>Player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&quot;Player&quot;&amp;[.A111]" office:value-type="string" office:string-value="Player94" calcext:value-type="string">
            <text:p>Player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&quot;Player&quot;&amp;[.A112]" office:value-type="string" office:string-value="Player95" calcext:value-type="string">
            <text:p>Player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Player&quot;&amp;[.A113]" office:value-type="string" office:string-value="Player96" calcext:value-type="string">
            <text:p>Player9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&quot;Player&quot;&amp;[.A114]" office:value-type="string" office:string-value="Player97" calcext:value-type="string">
            <text:p>Player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&quot;Player&quot;&amp;[.A115]" office:value-type="string" office:string-value="Player98" calcext:value-type="string">
            <text:p>Player9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&quot;Player&quot;&amp;[.A116]" office:value-type="string" office:string-value="Player99" calcext:value-type="string">
            <text:p>Player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&quot;Player&quot;&amp;[.A117]" office:value-type="string" office:string-value="Player100" calcext:value-type="string">
            <text:p>Player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&quot;Player&quot;&amp;[.A118]" office:value-type="string" office:string-value="Player101" calcext:value-type="string">
            <text:p>Player1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&quot;Player&quot;&amp;[.A119]" office:value-type="string" office:string-value="Player102" calcext:value-type="string">
            <text:p>Player1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&quot;Player&quot;&amp;[.A120]" office:value-type="string" office:string-value="Player103" calcext:value-type="string">
            <text:p>Player1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&quot;Player&quot;&amp;[.A121]" office:value-type="string" office:string-value="Player104" calcext:value-type="string">
            <text:p>Player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&quot;Player&quot;&amp;[.A122]" office:value-type="string" office:string-value="Player105" calcext:value-type="string">
            <text:p>Player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&quot;Player&quot;&amp;[.A123]" office:value-type="string" office:string-value="Player106" calcext:value-type="string">
            <text:p>Player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&quot;Player&quot;&amp;[.A124]" office:value-type="string" office:string-value="Player107" calcext:value-type="string">
            <text:p>Player1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&quot;Player&quot;&amp;[.A125]" office:value-type="string" office:string-value="Player108" calcext:value-type="string">
            <text:p>Player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&quot;Player&quot;&amp;[.A126]" office:value-type="string" office:string-value="Player109" calcext:value-type="string">
            <text:p>Player1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&quot;Player&quot;&amp;[.A127]" office:value-type="string" office:string-value="Player110" calcext:value-type="string">
            <text:p>Player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&quot;Player&quot;&amp;[.A128]" office:value-type="string" office:string-value="Player111" calcext:value-type="string">
            <text:p>Player1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&quot;Player&quot;&amp;[.A129]" office:value-type="string" office:string-value="Player112" calcext:value-type="string">
            <text:p>Player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&quot;Player&quot;&amp;[.A130]" office:value-type="string" office:string-value="Player113" calcext:value-type="string">
            <text:p>Player1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&quot;Player&quot;&amp;[.A131]" office:value-type="string" office:string-value="Player114" calcext:value-type="string">
            <text:p>Player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&quot;Player&quot;&amp;[.A132]" office:value-type="string" office:string-value="Player115" calcext:value-type="string">
            <text:p>Player1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&quot;Player&quot;&amp;[.A133]" office:value-type="string" office:string-value="Player116" calcext:value-type="string">
            <text:p>Player1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&quot;Player&quot;&amp;[.A134]" office:value-type="string" office:string-value="Player117" calcext:value-type="string">
            <text:p>Player1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&quot;Player&quot;&amp;[.A135]" office:value-type="string" office:string-value="Player118" calcext:value-type="string">
            <text:p>Player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&quot;Player&quot;&amp;[.A136]" office:value-type="string" office:string-value="Player119" calcext:value-type="string">
            <text:p>Player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&quot;Player&quot;&amp;[.A137]" office:value-type="string" office:string-value="Player120" calcext:value-type="string">
            <text:p>Player1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&quot;Player&quot;&amp;[.A138]" office:value-type="string" office:string-value="Player121" calcext:value-type="string">
            <text:p>Player1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&quot;Player&quot;&amp;[.A139]" office:value-type="string" office:string-value="Player122" calcext:value-type="string">
            <text:p>Player1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&quot;Player&quot;&amp;[.A140]" office:value-type="string" office:string-value="Player123" calcext:value-type="string">
            <text:p>Player1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&quot;Player&quot;&amp;[.A141]" office:value-type="string" office:string-value="Player124" calcext:value-type="string">
            <text:p>Player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&quot;Player&quot;&amp;[.A142]" office:value-type="string" office:string-value="Player125" calcext:value-type="string">
            <text:p>Player1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&quot;Player&quot;&amp;[.A143]" office:value-type="string" office:string-value="Player126" calcext:value-type="string">
            <text:p>Player1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&quot;Player&quot;&amp;[.A144]" office:value-type="string" office:string-value="Player127" calcext:value-type="string">
            <text:p>Player1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Players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" calcext:value-type="float">
            <text:p>0</text:p>
          </table:table-cell>
          <table:table-cell table:formula="of:=HEX2DEC([.B2])"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float" office:value="1" calcext:value-type="float">
            <text:p>1</text:p>
          </table:table-cell>
          <table:table-cell table:formula="of:=HEX2DEC([.B3])" office:value-type="float" office:value="1" calcext:value-type="float">
            <text:p>1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2" calcext:value-type="float">
            <text:p>2</text:p>
          </table:table-cell>
          <table:table-cell table:formula="of:=HEX2DEC([.B4])" office:value-type="float" office:value="2" calcext:value-type="float">
            <text:p>2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ge</text:p>
          </table:table-cell>
          <table:table-cell office:value-type="float" office:value="3" calcext:value-type="float">
            <text:p>3</text:p>
          </table:table-cell>
          <table:table-cell table:formula="of:=HEX2DEC([.B5])" office:value-type="float" office:value="3" calcext:value-type="float">
            <text:p>3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4" calcext:value-type="float">
            <text:p>4</text:p>
          </table:table-cell>
          <table:table-cell table:formula="of:=HEX2DEC([.B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o</text:p>
          </table:table-cell>
          <table:table-cell office:value-type="float" office:value="5" calcext:value-type="float">
            <text:p>5</text:p>
          </table:table-cell>
          <table:table-cell table:formula="of:=HEX2DEC([.B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cko</text:p>
          </table:table-cell>
          <table:table-cell office:value-type="float" office:value="6" calcext:value-type="float">
            <text:p>6</text:p>
          </table:table-cell>
          <table:table-cell table:formula="of:=HEX2DEC([.B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</text:p>
          </table:table-cell>
          <table:table-cell office:value-type="float" office:value="7" calcext:value-type="float">
            <text:p>7</text:p>
          </table:table-cell>
          <table:table-cell table:formula="of:=HEX2DEC([.B9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</text:p>
          </table:table-cell>
          <table:table-cell office:value-type="float" office:value="8" calcext:value-type="float">
            <text:p>8</text:p>
          </table:table-cell>
          <table:table-cell table:formula="of:=HEX2DEC([.B10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</text:p>
          </table:table-cell>
          <table:table-cell office:value-type="float" office:value="9" calcext:value-type="float">
            <text:p>9</text:p>
          </table:table-cell>
          <table:table-cell table:formula="of:=HEX2DEC([.B11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</text:p>
          </table:table-cell>
          <table:table-cell office:value-type="string" calcext:value-type="string">
            <text:p>0a</text:p>
          </table:table-cell>
          <table:table-cell table:formula="of:=HEX2DEC([.B12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zmo</text:p>
          </table:table-cell>
          <table:table-cell office:value-type="string" calcext:value-type="string">
            <text:p>0b</text:p>
          </table:table-cell>
          <table:table-cell table:formula="of:=HEX2DEC([.B13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0c</text:p>
          </table:table-cell>
          <table:table-cell table:formula="of:=HEX2DEC([.B14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0d</text:p>
          </table:table-cell>
          <table:table-cell table:formula="of:=HEX2DEC([.B15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</text:p>
          </table:table-cell>
          <table:table-cell office:value-type="string" calcext:value-type="string">
            <text:p>0e</text:p>
          </table:table-cell>
          <table:table-cell table:formula="of:=HEX2DEC([.B1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string" calcext:value-type="string">
            <text:p>0f</text:p>
          </table:table-cell>
          <table:table-cell table:formula="of:=HEX2DEC([.B17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in</text:p>
          </table:table-cell>
          <table:table-cell office:value-type="float" office:value="10" calcext:value-type="float">
            <text:p>10</text:p>
          </table:table-cell>
          <table:table-cell table:formula="of:=HEX2DEC([.B18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</text:p>
          </table:table-cell>
          <table:table-cell office:value-type="float" office:value="11" calcext:value-type="float">
            <text:p>11</text:p>
          </table:table-cell>
          <table:table-cell table:formula="of:=HEX2DEC([.B19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2" calcext:value-type="float">
            <text:p>12</text:p>
          </table:table-cell>
          <table:table-cell table:formula="of:=HEX2DEC([.B20]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de</text:p>
          </table:table-cell>
          <table:table-cell office:value-type="float" office:value="13" calcext:value-type="float">
            <text:p>13</text:p>
          </table:table-cell>
          <table:table-cell table:formula="of:=HEX2DEC([.B21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ja</text:p>
          </table:table-cell>
          <table:table-cell office:value-type="float" office:value="14" calcext:value-type="float">
            <text:p>14</text:p>
          </table:table-cell>
          <table:table-cell table:formula="of:=HEX2DEC([.B22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5" calcext:value-type="float">
            <text:p>15</text:p>
          </table:table-cell>
          <table:table-cell table:formula="of:=HEX2DEC([.B23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o</text:p>
          </table:table-cell>
          <table:table-cell office:value-type="float" office:value="16" calcext:value-type="float">
            <text:p>16</text:p>
          </table:table-cell>
          <table:table-cell table:formula="of:=HEX2DEC([.B24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ra</text:p>
          </table:table-cell>
          <table:table-cell office:value-type="float" office:value="17" calcext:value-type="float">
            <text:p>17</text:p>
          </table:table-cell>
          <table:table-cell table:formula="of:=HEX2DEC([.B25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y</text:p>
          </table:table-cell>
          <table:table-cell office:value-type="float" office:value="18" calcext:value-type="float">
            <text:p>18</text:p>
          </table:table-cell>
          <table:table-cell table:formula="of:=HEX2DEC([.B2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o</text:p>
          </table:table-cell>
          <table:table-cell office:value-type="float" office:value="19" calcext:value-type="float">
            <text:p>19</text:p>
          </table:table-cell>
          <table:table-cell table:formula="of:=HEX2DEC([.B27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1a</text:p>
          </table:table-cell>
          <table:table-cell table:formula="of:=HEX2DEC([.B28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e</text:p>
          </table:table-cell>
          <table:table-cell office:value-type="string" calcext:value-type="string">
            <text:p>1b</text:p>
          </table:table-cell>
          <table:table-cell table:formula="of:=HEX2DEC([.B29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g</text:p>
          </table:table-cell>
          <table:table-cell office:value-type="string" calcext:value-type="string">
            <text:p>1c</text:p>
          </table:table-cell>
          <table:table-cell table:formula="of:=HEX2DEC([.B30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ena</text:p>
          </table:table-cell>
          <table:table-cell office:value-type="string" calcext:value-type="string">
            <text:p>1d</text:p>
          </table:table-cell>
          <table:table-cell table:formula="of:=HEX2DEC([.B31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sy</text:p>
          </table:table-cell>
          <table:table-cell office:value-type="string" calcext:value-type="string">
            <text:p>1e</text:p>
          </table:table-cell>
          <table:table-cell table:formula="of:=HEX2DEC([.B3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1f</text:p>
          </table:table-cell>
          <table:table-cell table:formula="of:=HEX2DEC([.B33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wel</text:p>
          </table:table-cell>
          <table:table-cell office:value-type="float" office:value="20" calcext:value-type="float">
            <text:p>20</text:p>
          </table:table-cell>
          <table:table-cell table:formula="of:=HEX2DEC([.B34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ie</text:p>
          </table:table-cell>
          <table:table-cell office:value-type="float" office:value="21" calcext:value-type="float">
            <text:p>21</text:p>
          </table:table-cell>
          <table:table-cell table:formula="of:=HEX2DEC([.B35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</text:p>
          </table:table-cell>
          <table:table-cell office:value-type="float" office:value="22" calcext:value-type="float">
            <text:p>22</text:p>
          </table:table-cell>
          <table:table-cell table:formula="of:=HEX2DEC([.B36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23" calcext:value-type="float">
            <text:p>23</text:p>
          </table:table-cell>
          <table:table-cell table:formula="of:=HEX2DEC([.B37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ck</text:p>
          </table:table-cell>
          <table:table-cell office:value-type="float" office:value="24" calcext:value-type="float">
            <text:p>24</text:p>
          </table:table-cell>
          <table:table-cell table:formula="of:=HEX2DEC([.B38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om</text:p>
          </table:table-cell>
          <table:table-cell office:value-type="float" office:value="25" calcext:value-type="float">
            <text:p>25</text:p>
          </table:table-cell>
          <table:table-cell table:formula="of:=HEX2DEC([.B39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y</text:p>
          </table:table-cell>
          <table:table-cell office:value-type="float" office:value="26" calcext:value-type="float">
            <text:p>26</text:p>
          </table:table-cell>
          <table:table-cell table:formula="of:=HEX2DEC([.B40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er</text:p>
          </table:table-cell>
          <table:table-cell office:value-type="float" office:value="27" calcext:value-type="float">
            <text:p>27</text:p>
          </table:table-cell>
          <table:table-cell table:formula="of:=HEX2DEC([.B41]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sh</text:p>
          </table:table-cell>
          <table:table-cell office:value-type="float" office:value="28" calcext:value-type="float">
            <text:p>28</text:p>
          </table:table-cell>
          <table:table-cell table:formula="of:=HEX2DEC([.B4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9" calcext:value-type="float">
            <text:p>29</text:p>
          </table:table-cell>
          <table:table-cell table:formula="of:=HEX2DEC([.B43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2a</text:p>
          </table:table-cell>
          <table:table-cell table:formula="of:=HEX2DEC([.B44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xen</text:p>
          </table:table-cell>
          <table:table-cell office:value-type="string" calcext:value-type="string">
            <text:p>2b</text:p>
          </table:table-cell>
          <table:table-cell table:formula="of:=HEX2DEC([.B45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2c</text:p>
          </table:table-cell>
          <table:table-cell table:formula="of:=HEX2DEC([.B46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2d</text:p>
          </table:table-cell>
          <table:table-cell table:formula="of:=HEX2DEC([.B47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ik</text:p>
          </table:table-cell>
          <table:table-cell office:value-type="string" calcext:value-type="string">
            <text:p>2e</text:p>
          </table:table-cell>
          <table:table-cell table:formula="of:=HEX2DEC([.B48]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zmo</text:p>
          </table:table-cell>
          <table:table-cell office:value-type="string" calcext:value-type="string">
            <text:p>2f</text:p>
          </table:table-cell>
          <table:table-cell table:formula="of:=HEX2DEC([.B49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en</text:p>
          </table:table-cell>
          <table:table-cell office:value-type="float" office:value="30" calcext:value-type="float">
            <text:p>30</text:p>
          </table:table-cell>
          <table:table-cell table:formula="of:=HEX2DEC([.B50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zer</text:p>
          </table:table-cell>
          <table:table-cell office:value-type="float" office:value="31" calcext:value-type="float">
            <text:p>31</text:p>
          </table:table-cell>
          <table:table-cell table:formula="of:=HEX2DEC([.B51]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</text:p>
          </table:table-cell>
          <table:table-cell office:value-type="float" office:value="32" calcext:value-type="float">
            <text:p>32</text:p>
          </table:table-cell>
          <table:table-cell table:formula="of:=HEX2DEC([.B5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gtMG</text:p>
          </table:table-cell>
          <table:table-cell office:value-type="float" office:value="33" calcext:value-type="float">
            <text:p>33</text:p>
          </table:table-cell>
          <table:table-cell table:formula="of:=HEX2DEC([.B5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yMG</text:p>
          </table:table-cell>
          <table:table-cell office:value-type="float" office:value="34" calcext:value-type="float">
            <text:p>34</text:p>
          </table:table-cell>
          <table:table-cell table:formula="of:=HEX2DEC([.B54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A</text:p>
          </table:table-cell>
          <table:table-cell office:value-type="float" office:value="35" calcext:value-type="float">
            <text:p>35</text:p>
          </table:table-cell>
          <table:table-cell table:formula="of:=HEX2DEC([.B55]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</text:p>
          </table:table-cell>
          <table:table-cell office:value-type="float" office:value="36" calcext:value-type="float">
            <text:p>36</text:p>
          </table:table-cell>
          <table:table-cell table:formula="of:=HEX2DEC([.B56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NDE</text:p>
          </table:table-cell>
          <table:table-cell office:value-type="float" office:value="37" calcext:value-type="float">
            <text:p>37</text:p>
          </table:table-cell>
          <table:table-cell table:formula="of:=HEX2DEC([.B57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YMR</text:p>
          </table:table-cell>
          <table:table-cell office:value-type="float" office:value="38" calcext:value-type="float">
            <text:p>38</text:p>
          </table:table-cell>
          <table:table-cell table:formula="of:=HEX2DEC([.B58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39" calcext:value-type="float">
            <text:p>39</text:p>
          </table:table-cell>
          <table:table-cell table:formula="of:=HEX2DEC([.B59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3a</text:p>
          </table:table-cell>
          <table:table-cell table:formula="of:=HEX2DEC([.B60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KE</text:p>
          </table:table-cell>
          <table:table-cell office:value-type="string" calcext:value-type="string">
            <text:p>3b</text:p>
          </table:table-cell>
          <table:table-cell table:formula="of:=HEX2DEC([.B61])" office:value-type="float" office:value="59" calcext:value-type="float">
            <text:p>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isch</meta:initial-creator>
    <meta:creation-date>2014-12-05T22:39:30.259465218</meta:creation-date>
    <dc:date>2014-12-05T23:47:26.085902358</dc:date>
    <dc:creator>Stefan Misch</dc:creator>
    <meta:editing-duration>PT20M29S</meta:editing-duration>
    <meta:editing-cycles>5</meta:editing-cycles>
    <meta:generator>LibreOffice/4.3.3.2$Linux_X86_64 LibreOffice_project/430m0$Build-2</meta:generator>
    <meta:document-statistic meta:table-count="2" meta:cell-count="666" meta:object-count="0"/>
  </office:meta>
</office:document-meta>
</file>